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3" style:family="paragraph" style:parent-style-name="Quotations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5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 England the currency is made up of pound, £, and pence, p, and there are eight coins in general circulation:</text:p>
      <text:p text:style-name="P1">1p, 2p, 5p, 10p, 20p, 50p, £1 (100p) and £2 (200p).</text:p>
      <text:p text:style-name="P2">It is possible to make £2 in the following way:</text:p>
      <text:p text:style-name="P1">1×£1 + 1×50p + 2×20p + 1×5p + 1×2p + 3×1p</text:p>
      <text:p text:style-name="P2">How many different ways can £2 be made using any number of coins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18T10:12:05.509000000</dc:date>
    <meta:editing-duration>PT1H55M17S</meta:editing-duration>
    <meta:editing-cycles>22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5" meta:word-count="66" meta:character-count="315" meta:non-whitespace-character-count="254"/>
  </office:meta>
</office:document-meta>
</file>